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1" style:family="table" style:master-page-name="Standard">
      <style:table-properties style:width="15.849cm" style:rel-width="96%" fo:margin-left="0cm" fo:margin-top="0cm" fo:margin-bottom="0cm" style:page-number="auto" table:align="left" style:writing-mode="lr-tb"/>
    </style:style>
    <style:style style:name="Table1.A" style:family="table-column">
      <style:table-column-properties style:column-width="15.849cm" style:rel-column-width="65535*"/>
    </style:style>
    <style:style style:name="Table1.1" style:family="table-row">
      <style:table-row-properties style:min-row-height="4.286cm" fo:keep-together="auto"/>
    </style:style>
    <style:style style:name="Table1.A1" style:family="table-cell">
      <style:table-cell-properties style:vertical-align="bottom" fo:padding="0cm" fo:border="none"/>
    </style:style>
    <style:style style:name="Table1.2" style:family="table-row">
      <style:table-row-properties style:min-row-height="11.827cm" fo:keep-together="auto"/>
    </style:style>
    <style:style style:name="P1" style:family="paragraph" style:parent-style-name="Standard" style:list-style-name="WWNum1"/>
    <style:style style:name="P2" style:family="paragraph" style:parent-style-name="Standard" style:list-style-name="WWNum3"/>
    <style:style style:name="P3" style:family="paragraph" style:parent-style-name="Standard" style:list-style-name="WWNum4"/>
    <style:style style:name="P4" style:family="paragraph" style:parent-style-name="Standard" style:list-style-name="WWNum5"/>
    <style:style style:name="P5" style:family="paragraph" style:parent-style-name="Standard" style:list-style-name="WWNum2"/>
    <style:style style:name="P6" style:family="paragraph" style:parent-style-name="Standard">
      <style:text-properties fo:language="en" fo:country="GB"/>
    </style:style>
    <style:style style:name="P7" style:family="paragraph" style:parent-style-name="Standard" style:list-style-name="WWNum6"/>
    <style:style style:name="P8" style:family="paragraph" style:parent-style-name="Standard" style:list-style-name="WWNum7"/>
    <style:style style:name="P9" style:family="paragraph" style:parent-style-name="Standard">
      <style:text-properties officeooo:paragraph-rsid="00164fd8"/>
    </style:style>
    <style:style style:name="P10" style:family="paragraph" style:parent-style-name="Standard" style:list-style-name="L6">
      <style:text-properties officeooo:paragraph-rsid="00164fd8"/>
    </style:style>
    <style:style style:name="P11" style:family="paragraph" style:parent-style-name="Standard" style:list-style-name="L7">
      <style:text-properties officeooo:paragraph-rsid="00164fd8"/>
    </style:style>
    <style:style style:name="P12" style:family="paragraph" style:parent-style-name="Standard" style:list-style-name="L9">
      <style:text-properties officeooo:paragraph-rsid="00164fd8"/>
    </style:style>
    <style:style style:name="P13" style:family="paragraph" style:parent-style-name="Standard" style:list-style-name="L9">
      <style:text-properties officeooo:paragraph-rsid="00180302"/>
    </style:style>
    <style:style style:name="P14" style:family="paragraph" style:parent-style-name="Standard">
      <style:text-properties officeooo:paragraph-rsid="00195849"/>
    </style:style>
    <style:style style:name="P15" style:family="paragraph" style:parent-style-name="Standard" style:list-style-name="L16"/>
    <style:style style:name="P16" style:family="paragraph" style:parent-style-name="Standard" style:list-style-name="L17"/>
    <style:style style:name="P17" style:family="paragraph" style:parent-style-name="Standard" style:list-style-name="L18"/>
    <style:style style:name="P18" style:family="paragraph" style:parent-style-name="Standard" style:list-style-name="L18">
      <style:text-properties officeooo:paragraph-rsid="00195849"/>
    </style:style>
    <style:style style:name="P19" style:family="paragraph" style:parent-style-name="Standard" style:list-style-name="L19">
      <style:text-properties officeooo:rsid="00195849" officeooo:paragraph-rsid="00195849"/>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break-before="page"/>
    </style:style>
    <style:style style:name="P22" style:family="paragraph" style:parent-style-name="Heading_20_1">
      <style:text-properties fo:color="#00000a" style:font-name="Cambria" fo:font-size="11pt" fo:language="en" fo:country="GB" style:font-name-asian="宋体" style:font-size-asian="11pt" style:font-name-complex="F" style:font-size-complex="11pt"/>
    </style:style>
    <style:style style:name="P23" style:family="paragraph" style:parent-style-name="Heading_20_1">
      <style:paragraph-properties fo:break-before="page"/>
    </style:style>
    <style:style style:name="P24" style:family="paragraph" style:parent-style-name="Heading_20_1">
      <style:paragraph-properties fo:margin-top="0.494cm" fo:margin-bottom="0.353cm" loext:contextual-spacing="false"/>
    </style:style>
    <style:style style:name="P25" style:family="paragraph" style:parent-style-name="Footer">
      <style:paragraph-properties fo:text-align="end" style:justify-single-word="false"/>
    </style:style>
    <style:style style:name="P26" style:family="paragraph" style:parent-style-name="Contents_20_3">
      <style:paragraph-properties fo:margin-left="0cm" fo:margin-right="0cm" fo:text-indent="0cm" style:auto-text-indent="false">
        <style:tab-stops>
          <style:tab-stop style:position="16.492cm" style:type="right" style:leader-style="dotted" style:leader-text="."/>
        </style:tab-stops>
      </style:paragraph-properties>
      <style:text-properties fo:language="en" fo:country="GB" style:language-asian="zh" style:country-asian="CN"/>
    </style:style>
    <style:style style:name="P27" style:family="paragraph" style:parent-style-name="TOC_20_Heading" style:master-page-name="Converted1">
      <style:paragraph-properties style:page-number="1"/>
    </style:style>
    <style:style style:name="P28" style:family="paragraph" style:parent-style-name="Contents_20_1">
      <style:paragraph-properties>
        <style:tab-stops>
          <style:tab-stop style:position="16.492cm" style:type="right" style:leader-style="dotted" style:leader-text="."/>
        </style:tab-stops>
      </style:paragraph-properties>
    </style:style>
    <style:style style:name="P29" style:family="paragraph">
      <style:paragraph-properties fo:text-align="start"/>
    </style:style>
    <style:style style:name="T1" style:family="text">
      <style:text-properties text:display="true"/>
    </style:style>
    <style:style style:name="T2" style:family="text">
      <style:text-properties fo:language="en" fo:country="GB"/>
    </style:style>
    <style:style style:name="T3" style:family="text">
      <style:text-properties fo:language="en" fo:country="GB" style:language-asian="zh" style:country-asian="CN"/>
    </style:style>
    <style:style style:name="T4" style:family="text">
      <style:text-properties fo:language="en" fo:country="GB" fo:font-weight="bold" style:font-weight-asian="bold"/>
    </style:style>
    <style:style style:name="T5" style:family="text">
      <style:text-properties fo:language="en" fo:country="none"/>
    </style:style>
    <style:style style:name="T6" style:family="text">
      <style:text-properties fo:language="en" fo:country="none" fo:font-style="italic" style:font-style-asian="italic"/>
    </style:style>
    <style:style style:name="T7" style:family="text">
      <style:text-properties fo:language="en" fo:country="none" fo:font-style="italic" style:font-style-asian="italic" style:font-style-complex="italic"/>
    </style:style>
    <style:style style:name="T8" style:family="text">
      <style:text-properties fo:language="en" fo:country="none" fo:font-style="italic" fo:font-weight="normal" officeooo:rsid="00195849" style:font-style-asian="italic" style:font-weight-asian="normal" style:font-style-complex="italic" style:font-weight-complex="normal"/>
    </style:style>
    <style:style style:name="T9" style:family="text">
      <style:text-properties fo:language="en" fo:country="none" fo:font-weight="bold" style:font-weight-asian="bold"/>
    </style:style>
    <style:style style:name="T10" style:family="text">
      <style:text-properties fo:language="en" fo:country="none" fo:font-weight="bold" officeooo:rsid="00195849" style:font-weight-asian="bold"/>
    </style:style>
    <style:style style:name="T11" style:family="text">
      <style:text-properties fo:language="en" fo:country="none" officeooo:rsid="00195849"/>
    </style:style>
    <style:style style:name="T12" style:family="text">
      <style:text-properties fo:language="en" fo:country="none" fo:font-weight="normal" style:font-weight-asian="normal" style:font-weight-complex="normal"/>
    </style:style>
    <style:style style:name="T13" style:family="text">
      <style:text-properties fo:language="en" fo:country="none" fo:font-weight="normal" officeooo:rsid="00195849" style:font-weight-asian="normal" style:font-weight-complex="normal"/>
    </style:style>
    <style:style style:name="T14" style:family="text">
      <style:text-properties fo:language="en" fo:country="none" fo:font-style="normal" fo:font-weight="normal" style:font-style-asian="normal" style:font-weight-asian="normal" style:font-style-complex="normal" style:font-weight-complex="normal"/>
    </style:style>
    <style:style style:name="T15" style:family="text">
      <style:text-properties fo:language="en" fo:country="none" fo:font-style="normal" fo:font-weight="normal" officeooo:rsid="00195849" style:font-style-asian="normal" style:font-weight-asian="normal" style:font-style-complex="normal" style:font-weight-complex="normal"/>
    </style:style>
    <style:style style:name="T16" style:family="text">
      <style:text-properties fo:font-style="italic" style:font-style-asian="italic"/>
    </style:style>
    <style:style style:name="T17" style:family="text">
      <style:text-properties style:font-name="Cambria" fo:font-size="11pt" style:font-name-asian="宋体" style:font-size-asian="11pt" style:font-name-complex="F" style:font-size-complex="11pt"/>
    </style:style>
    <style:style style:name="T18" style:family="text">
      <style:text-properties fo:color="#000000" fo:font-size="11pt" fo:language="en" fo:country="GB" fo:font-weight="bold" officeooo:rsid="00164fd8" style:font-size-asian="11pt" style:font-weight-asian="bold" style:font-size-complex="11pt" style:font-weight-complex="bold"/>
    </style:style>
    <style:style style:name="T19" style:family="text">
      <style:text-properties fo:color="#000000" fo:font-size="11pt" fo:language="en" fo:country="GB" fo:font-weight="normal" officeooo:rsid="00164fd8" style:font-size-asian="11pt" style:font-weight-asian="normal" style:font-size-complex="11pt" style:font-weight-complex="normal"/>
    </style:style>
    <style:style style:name="T20" style:family="text">
      <style:text-properties fo:color="#000000" fo:font-size="11pt" fo:language="en" fo:country="GB" fo:font-weight="normal" officeooo:rsid="00180302" style:font-size-asian="11pt" style:font-weight-asian="normal" style:font-size-complex="11pt"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7-10-1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Inf2C – Software Engineering. Coursework 1. Requirements Engineering</text:p>
          </table:table-cell>
        </table:table-row>
        <table:table-row table:style-name="Table1.2">
          <table:table-cell table:style-name="Table1.A1" office:value-type="string">
            <text:h text:style-name="Heading_20_3" text:outline-level="3"><text:bookmark-start text:name="_Toc495517479"/>[Your Name]<text:bookmark-end text:name="_Toc495517479"/></text:h>
            <text:h text:style-name="Heading_20_3" text:outline-level="3"><text:bookmark-start text:name="_Toc495517480"/>Tianyu “Tim” Wang (s1636723)<text:bookmark-end text:name="_Toc495517480"/></text:h>
            <text:h text:style-name="Heading_20_3" text:outline-level="3"><text:bookmark-start text:name="_Toc495517481"/><draw:control text:anchor-type="as-char" draw:z-index="0" draw:style-name="gr1" draw:text-style-name="P29" svg:width="3.409cm" svg:height="0.578cm" draw:control="control1"/><text:bookmark-end text:name="_Toc495517481"/></text:h>
          </table:table-cell>
        </table:table-row>
      </table:table>
      <text:p text:style-name="Standard"/>
      <text:p text:style-name="P20"/>
      <text:p text:style-name="P27">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
        </text:index-body>
      </text:table-of-content>
      <text:p text:style-name="P28"><text:a xlink:type="simple" xlink:href="#_Toc495517482" text:style-name="Index_20_Link" text:visited-style-name="Index_20_Link">Introduction of TourED</text:a><text:a xlink:type="simple" xlink:href="#_Toc495517482" text:style-name="Index_20_Link" text:visited-style-name="Index_20_Link"><text:span text:style-name="T1"><text:tab/>2</text:span></text:a></text:p>
      <text:p text:style-name="P28"><text:a xlink:type="simple" xlink:href="#_Toc495517483" text:style-name="Index_20_Link" text:visited-style-name="Index_20_Link">Stakeholders</text:a><text:a xlink:type="simple" xlink:href="#_Toc495517483" text:style-name="Index_20_Link" text:visited-style-name="Index_20_Link"><text:span text:style-name="T1"><text:tab/>2</text:span></text:a></text:p>
      <text:p text:style-name="P28"><text:a xlink:type="simple" xlink:href="#_Toc495517484" text:style-name="Index_20_Link" text:visited-style-name="Index_20_Link">Use case 1 – Tourist browses</text:a><text:a xlink:type="simple" xlink:href="#_Toc495517484" text:style-name="Index_20_Link" text:visited-style-name="Index_20_Link"><text:span text:style-name="T1"><text:tab/>3</text:span></text:a></text:p>
      <text:p text:style-name="P28"><text:a xlink:type="simple" xlink:href="#_Toc495517485" text:style-name="Index_20_Link" text:visited-style-name="Index_20_Link">Use case 2 – User authors</text:a><text:a xlink:type="simple" xlink:href="#_Toc495517485" text:style-name="Index_20_Link" text:visited-style-name="Index_20_Link"><text:span text:style-name="T1"><text:tab/>5</text:span></text:a></text:p>
      <text:p text:style-name="P28"><text:a xlink:type="simple" xlink:href="#_Toc495517486" text:style-name="Index_20_Link" text:visited-style-name="Index_20_Link">Use case 3 – Tourist follows</text:a><text:a xlink:type="simple" xlink:href="#_Toc495517486" text:style-name="Index_20_Link" text:visited-style-name="Index_20_Link"><text:span text:style-name="T1"><text:tab/>7</text:span></text:a></text:p>
      <text:p text:style-name="Standard"/>
      <text:h text:style-name="Heading_20_1" text:outline-level="1"/>
      <text:p text:style-name="Standard"/>
      <text:p text:style-name="Standard"/>
      <text:h text:style-name="P23" text:outline-level="1"><text:bookmark-start text:name="_Toc495517482"/>Introduction of TourED<text:bookmark-end text:name="_Toc495517482"/></text:h>
      <text:p text:style-name="P20"><text:span text:style-name="T5">TourED is a mobile application for touring points of attraction in the City of Edinburgh. The majority of the tours will be on outdoors on foot and bicycle. An interactive on screen map will be provided to help the user find their bearings. TourED will come with a couple of pre-programmed tours with the option of users creating their own.</text:span></text:p>
      <text:h text:style-name="P24" text:outline-level="1"><text:bookmark-start text:name="_Toc495517483"/><text:span text:style-name="Heading_20_1_20_Char">Stakeholders</text:span><text:bookmark-end text:name="_Toc495517483"/></text:h>
      <text:p text:style-name="P20"><text:span text:style-name="T16">The local government</text:span>. <text:span text:style-name="T5">Tourism is an important contributor to GDP. According to an article from the Scottish Government's website, spending by tourists in Scotland generates £12 billion of economic activity. This suggests the Scottish Government may take an interest in TourED because the app could bring more t</text:span><text:bookmark text:name="_GoBack"/><text:span text:style-name="T5">ourists to Edinburgh.</text:span></text:p>
      <text:p text:style-name="P20"><text:span text:style-name="T6">The local population</text:span><text:span text:style-name="T5"> have a steak in TourED because tourists provide opportunity for the growth and development of small businesses. For example, in the Canongate area of Edinburgh there's Holyrood Palace, a common place of interest. An increase in people touring the area could provide residents of Canongate the opportunity to start a small business, e.g. a family owned restaurant.</text:span></text:p>
      <text:p text:style-name="P20"><text:span text:style-name="T6">Tourists</text:span><text:span text:style-name="T5"> are an obvious stakeholders of TourED, they are the end users of this application. They are using TourED to find good attractions, local food restaurants and souvenir shops. TourED will help them to find these sites and arrange a route for them to save time. Tourists are seeking an enriched travel experience in Edinburgh with the help of TourED.</text:span></text:p>
      <text:p text:style-name="P20"><text:span text:style-name="T6">Owners of attractions</text:span><text:span text:style-name="T5"> are also stakeholders of TourED, they want their sites be visited by tourists so they can sell tickets and make money. TourED have the ability to navigate tourists to different place, so they may want to create some tour on TourED to bring more tourists to their place.</text:span></text:p>
      <text:h text:style-name="Heading_20_1" text:outline-level="1"><text:soft-page-break/><text:span text:style-name="Heading_20_1_20_Char">System state</text:span></text:h>
      <text:p text:style-name="P9"><text:span text:style-name="Heading_20_1_20_Char"><text:span text:style-name="T18">Mode: Follow Tour:</text:span></text:span></text:p>
      <text:list xml:id="list4087252567505786309" text:style-name="L6">
        <text:list-item>
          <text:p text:style-name="P10"><text:span text:style-name="Heading_20_1_20_Char"><text:span text:style-name="T19">map state: with waypoint, <text:s/>leg, annotation of </text:span></text:span><text:span text:style-name="Heading_20_1_20_Char"><text:span text:style-name="T20">the </text:span></text:span><text:span text:style-name="Heading_20_1_20_Char"><text:span text:style-name="T19">leg and position of device on the map</text:span></text:span></text:p>
        </text:list-item>
        <text:list-item>
          <text:p text:style-name="P10"><text:span text:style-name="Heading_20_1_20_Char"><text:span text:style-name="T19">annotation state: show annotations of waypoint</text:span></text:span></text:p>
        </text:list-item>
      </text:list>
      <text:p text:style-name="P9"><text:span text:style-name="Heading_20_1_20_Char"><text:span text:style-name="T18">Mode: Browse Tour:</text:span></text:span></text:p>
      <text:list xml:id="list2284299742129515223" text:style-name="L7">
        <text:list-item>
          <text:p text:style-name="P11"><text:span text:style-name="Heading_20_1_20_Char"><text:span text:style-name="T19">list state: show a list of available tours with name of the tour</text:span></text:span></text:p>
        </text:list-item>
        <text:list-item>
          <text:p text:style-name="P11"><text:span text:style-name="Heading_20_1_20_Char"><text:span text:style-name="T19">select state: show detail information of a tour that have been select</text:span></text:span></text:p>
        </text:list-item>
      </text:list>
      <text:p text:style-name="P9"><text:span text:style-name="Heading_20_1_20_Char"><text:span text:style-name="T18">Mode: Author Tour: </text:span></text:span></text:p>
      <text:list xml:id="list13944197118917341" text:style-name="L9">
        <text:list-item>
          <text:p text:style-name="P12"><text:span text:style-name="Heading_20_1_20_Char"><text:span text:style-name="T19">form state: show a form which user can enter general information of the tour (name, description, region etc.)</text:span></text:span></text:p>
        </text:list-item>
        <text:list-item>
          <text:p text:style-name="P12"><text:span text:style-name="Heading_20_1_20_Char"><text:span text:style-name="T19">map edit state: show a map which user can pin/</text:span></text:span><text:span text:style-name="Heading_20_1_20_Char"><text:span text:style-name="T20">delet</text:span></text:span><text:span text:style-name="Heading_20_1_20_Char"><text:span text:style-name="T19"> waypoint on the map one by one </text:span></text:span></text:p>
        </text:list-item>
        <text:list-item>
          <text:p text:style-name="P13"><text:span text:style-name="Heading_20_1_20_Char"><text:span text:style-name="T20">summary state: show a list of waypoints and legs with their name</text:span></text:span></text:p>
        </text:list-item>
        <text:list-item>
          <text:p text:style-name="P12"><text:span text:style-name="Heading_20_1_20_Char"><text:span text:style-name="T19">annotation edit state: <text:s/>user can enter(upload) annotation information for waypoints and legs</text:span></text:span></text:p>
        </text:list-item>
      </text:list>
      <text:p text:style-name="P21"><text:span text:style-name="Heading_20_1_20_Char"/></text:p>
      <text:h text:style-name="Heading_20_1" text:outline-level="1"><text:bookmark-start text:name="_Toc495517484"/><text:span text:style-name="Heading_20_1_20_Char">Use case 1 – Tourist browses</text:span><text:bookmark-end text:name="_Toc495517484"/></text:h>
      <text:p text:style-name="Standard"><text:span text:style-name="T4">Primary actor</text:span><text:span text:style-name="T2"> Tourist</text:span></text:p>
      <text:p text:style-name="Standard"><text:span text:style-name="T4">Summary </text:span><text:span text:style-name="T2">Tourist wants to find a tour to follow on the system.</text:span></text:p>
      <text:p text:style-name="Standard"><text:span text:style-name="T4">Precondition </text:span><text:span text:style-name="T2">The available tours have loaded on the app.</text:span></text:p>
      <text:p text:style-name="Standard"><text:span text:style-name="T4">Trigger</text:span><text:span text:style-name="T2"> Tourist is not following any tour at the moment.</text:span></text:p>
      <text:p text:style-name="Standard"><text:span text:style-name="T4">Guarantee </text:span><text:span text:style-name="T2">The tourist is on the tour.</text:span></text:p>
      <text:p text:style-name="Standard"><text:span text:style-name="T4">Main Success Scenario</text:span></text:p>
      <text:list xml:id="list7453804914158812555" text:style-name="WWNum1">
        <text:list-item>
          <text:p text:style-name="P1"><text:span text:style-name="T2">User opens tour app</text:span></text:p>
        </text:list-item>
        <text:list-item>
          <text:p text:style-name="P1"><text:span text:style-name="T2">App determines that the user is not following a tour</text:span></text:p>
        </text:list-item>
        <text:list-item>
          <text:p text:style-name="P1"><text:span text:style-name="T2">App determines the user’s region</text:span></text:p>
        </text:list-item>
        <text:list-item>
          <text:p text:style-name="P1"><text:span text:style-name="T2">App checks if there’s at least 1 predefined tour in the region</text:span></text:p>
        </text:list-item>
        <text:list-item>
          <text:p text:style-name="P1"><text:span text:style-name="T2">Tours available are loaded onto the app</text:span></text:p>
        </text:list-item>
      </text:list>
      <text:p text:style-name="Standard"><text:span text:style-name="T4">Extension (2)</text:span></text:p>
      <text:list xml:id="list9215944665158889049" text:style-name="WWNum3">
        <text:list-item>
          <text:p text:style-name="P2"><text:span text:style-name="T2">App determines the user is following a tour</text:span></text:p>
        </text:list-item>
        <text:list-item>
          <text:p text:style-name="P2"><text:span text:style-name="T2">A message is delivered to the user stating “do you wish to stop your current tour?”</text:span></text:p>
        </text:list-item>
        <text:list-item>
          <text:p text:style-name="P2"><text:span text:style-name="T2">Follow on from point 3 in main success scenario.</text:span></text:p>
        </text:list-item>
      </text:list>
      <text:p text:style-name="Standard"><text:span text:style-name="T4">Extension (3)</text:span></text:p>
      <text:list xml:id="list717512860723754883" text:style-name="WWNum4">
        <text:list-item>
          <text:p text:style-name="P3"><text:soft-page-break/><text:span text:style-name="T2">App cannot determine the user’s region</text:span></text:p>
        </text:list-item>
        <text:list-item>
          <text:p text:style-name="P3"><text:span text:style-name="T2">An error message is delivered to the user stating “Region cannot be identified”</text:span></text:p>
        </text:list-item>
        <text:list-item>
          <text:p text:style-name="P3"><text:span text:style-name="T2">Return out of main success scenario.</text:span></text:p>
        </text:list-item>
      </text:list>
      <text:p text:style-name="Standard"><text:span text:style-name="T4">Extension (4)</text:span></text:p>
      <text:list xml:id="list308255102584412395" text:style-name="WWNum5">
        <text:list-item>
          <text:p text:style-name="P4"><text:span text:style-name="T2">App cannot find a predefined tour in the user’s region</text:span></text:p>
        </text:list-item>
        <text:list-item>
          <text:p text:style-name="P4"><text:span text:style-name="T2">An error message is delivered to the user “No available tours in region”</text:span></text:p>
        </text:list-item>
        <text:list-item>
          <text:p text:style-name="P4"><text:span text:style-name="T2">Return out of main success scenario.</text:span></text:p>
        </text:list-item>
      </text:list>
      <text:p text:style-name="Standard"><text:span text:style-name="T4">Notes</text:span></text:p>
      <text:list xml:id="list6405201370709946703" text:style-name="WWNum2">
        <text:list-item>
          <text:p text:style-name="P5"><text:span text:style-name="T2">It should be considered what happens if the user changes region whilst browsing. E.g. user moves from EH1 to EH2 whilst browsing tours on their phone.</text:span></text:p>
        </text:list-item>
      </text:list>
      <text:h text:style-name="P22" text:outline-level="1"/>
      <text:p text:style-name="P6"/>
      <text:p text:style-name="P6"/>
      <text:p text:style-name="P6"/>
      <text:h text:style-name="P23" text:outline-level="1"><text:bookmark-start text:name="_Toc495517485"/><text:span text:style-name="Heading_20_1_20_Char">Use case 2 – User authors</text:span><text:bookmark-end text:name="_Toc495517485"/></text:h>
      <text:p text:style-name="Standard"><text:span text:style-name="T4">Primary actor</text:span><text:span text:style-name="T2"> User</text:span></text:p>
      <text:p text:style-name="Standard"><text:span text:style-name="T4">Summary </text:span><text:span text:style-name="T2">Author wants to define a tour for tourists to follow.</text:span></text:p>
      <text:p text:style-name="Standard"><text:span text:style-name="T4">Precondition </text:span><text:span text:style-name="T2">User is on the tour authoring interface.</text:span></text:p>
      <text:p text:style-name="Standard"><text:span text:style-name="T4">Trigger</text:span><text:span text:style-name="T2"> User segues to tour authoring interface.</text:span></text:p>
      <text:p text:style-name="Standard"><text:span text:style-name="T4">Guarantee </text:span><text:span text:style-name="T2">The new tour is added to the list of tours in the app.</text:span></text:p>
      <text:p text:style-name="Standard"><text:span text:style-name="T4">Main Success Scenario</text:span></text:p>
      <text:list xml:id="list2031651846657146067" text:style-name="WWNum6">
        <text:list-item>
          <text:p text:style-name="P7"><text:span text:style-name="T2">User enters the name of the tour</text:span></text:p>
        </text:list-item>
        <text:list-item>
          <text:p text:style-name="P7"><text:span text:style-name="T2">User enters the tour’s region</text:span></text:p>
        </text:list-item>
        <text:list-item>
          <text:p text:style-name="P7"><text:span text:style-name="T2">User enters a sequence of waypoints and optional annotations.</text:span></text:p>
        </text:list-item>
        <text:list-item>
          <text:p text:style-name="P7"><text:span text:style-name="T2">User enters another set of optional annotations corresponding to a pair of waypoints; leg annotations.</text:span></text:p>
        </text:list-item>
        <text:list-item>
          <text:p text:style-name="P7"><text:span text:style-name="T2">User presses “publish tour”</text:span></text:p>
        </text:list-item>
        <text:list-item>
          <text:p text:style-name="P7"><text:span text:style-name="T2">Tour is added to the apps memory.</text:span></text:p>
        </text:list-item>
      </text:list>
      <text:p text:style-name="Standard"><text:span text:style-name="T4">Extension (3/4/5)</text:span></text:p>
      <text:list xml:id="list181407899403377" text:continue-list="list9215944665158889049" text:style-name="WWNum3">
        <text:list-item>
          <text:p text:style-name="P2"><text:span text:style-name="T2">User fails to enter the name of the tour, the tour’s region, the sequence of waypoints</text:span></text:p>
        </text:list-item>
        <text:list-item>
          <text:p text:style-name="P2"><text:span text:style-name="T2">App delivers a corresponding error message asking the user to enter the missed details.</text:span></text:p>
        </text:list-item>
        <text:list-item>
          <text:p text:style-name="P2"><text:span text:style-name="T2">Return to main success scenario.</text:span></text:p>
        </text:list-item>
      </text:list>
      <text:p text:style-name="Standard"><text:soft-page-break/><text:span text:style-name="T4">Extension (4)</text:span></text:p>
      <text:list xml:id="list181406215670502" text:continue-list="list717512860723754883" text:style-name="WWNum4">
        <text:list-item>
          <text:p text:style-name="P3"><text:span text:style-name="T2">User enters an invalid region. </text:span></text:p>
        </text:list-item>
        <text:list-item>
          <text:p text:style-name="P3"><text:span text:style-name="T2">An error message is delivered to the user stating “Region cannot be identified”</text:span></text:p>
        </text:list-item>
        <text:list-item>
          <text:p text:style-name="P3"><text:span text:style-name="T2">Return back to the main success scenario.</text:span></text:p>
        </text:list-item>
      </text:list>
      <text:p text:style-name="Standard"><text:span text:style-name="T4">Extension (4)</text:span></text:p>
      <text:list xml:id="list181406339024033" text:continue-list="list2031651846657146067" text:style-name="WWNum6">
        <text:list-item>
          <text:p text:style-name="P7"><text:span text:style-name="T2">User enters an invalid waypoint that doesn’t exist.</text:span></text:p>
        </text:list-item>
        <text:list-item>
          <text:p text:style-name="P7"><text:span text:style-name="T2">An error message is delivered to the user “No available tours in region”</text:span></text:p>
        </text:list-item>
        <text:list-item>
          <text:p text:style-name="P7"><text:span text:style-name="T2">Return out of main success scenario.</text:span></text:p>
        </text:list-item>
      </text:list>
      <text:p text:style-name="Standard"><text:span text:style-name="T4">Notes</text:span></text:p>
      <text:list xml:id="list181407345670731" text:continue-list="list6405201370709946703" text:style-name="WWNum2">
        <text:list-item>
          <text:p text:style-name="P5"><text:span text:style-name="T2">A definition of a valid annotation should be considered because some people might enter rude or nonsensical things. For example, a filter for swear words could be added.</text:span></text:p>
        </text:list-item>
        <text:list-item>
          <text:p text:style-name="P5"><text:span text:style-name="T2">Since the tours are not stored on a server, we might consider a maximum number of tours the app can store locally.</text:span></text:p>
        </text:list-item>
      </text:list>
      <text:p text:style-name="P6"/>
      <text:p text:style-name="P6"/>
      <text:p text:style-name="P6"/>
      <text:p text:style-name="P6"/>
      <text:p text:style-name="P6"/>
      <text:p text:style-name="P6"/>
      <text:h text:style-name="Heading_20_1" text:outline-level="1"><text:bookmark-start text:name="_Toc495517486"/><text:soft-page-break/><text:span text:style-name="Heading_20_1_20_Char">Use case 3 – Tourist follows</text:span><text:bookmark-end text:name="_Toc495517486"/></text:h>
      <text:p text:style-name="Standard"><text:span text:style-name="T9">Primary actor</text:span><text:span text:style-name="T5"> Tourist</text:span></text:p>
      <text:p text:style-name="Standard"><text:span text:style-name="T9">Summary</text:span><text:span text:style-name="T5"> the tourist want to have a trip navigated by TourED</text:span></text:p>
      <text:p text:style-name="Standard"><text:span text:style-name="T9">Precondition</text:span><text:span text:style-name="T5"> tourist is browsing tours</text:span></text:p>
      <text:p text:style-name="Standard"><text:span text:style-name="T9">Trigger</text:span><text:span text:style-name="T5"> tourist select a tour.</text:span></text:p>
      <text:p text:style-name="Standard"><text:span text:style-name="T9">Success Guarantee</text:span><text:span text:style-name="T5"> tourist get the end way point of the tour</text:span></text:p>
      <text:p text:style-name="Standard"><text:span text:style-name="T9">Failure Guarantee</text:span><text:span text:style-name="T5"> tourist get lost and go to somewhere else</text:span></text:p>
      <text:p text:style-name="Standard"><text:span text:style-name="T9">Main Success Scenario</text:span></text:p>
      <text:list xml:id="list1676926152698423470" text:style-name="WWNum7">
        <text:list-item>
          <text:p text:style-name="P8"><text:span text:style-name="T5">TourED display the sequence of </text:span><text:span text:style-name="T7">waypoints</text:span><text:span text:style-name="T5"> linked together on the map with a short description.</text:span></text:p>
        </text:list-item>
        <text:list-item>
          <text:p text:style-name="P8"><text:span text:style-name="T5">Tourist click 'start tour' </text:span></text:p>
        </text:list-item>
        <text:list-item>
          <text:p text:style-name="P8"><text:span text:style-name="T5">TourED show the position, distance of the start waypoint with the closest route to it on map</text:span></text:p>
        </text:list-item>
        <text:list-item>
          <text:p text:style-name="P8"><text:span text:style-name="T5">Tourist follow the route</text:span></text:p>
        </text:list-item>
        <text:list-item>
          <text:p text:style-name="P8"><text:span text:style-name="T5">Tourist arrive at the waypoint</text:span></text:p>
        </text:list-item>
        <text:list-item>
          <text:p text:style-name="P8"><text:span text:style-name="T5">TourED show annotations of this waypoint if there is one</text:span></text:p>
        </text:list-item>
        <text:list-item>
          <text:p text:style-name="P8"><text:span text:style-name="T5">Tourist click 'next'</text:span></text:p>
        </text:list-item>
        <text:list-item>
          <text:p text:style-name="P8"><text:span text:style-name="T5">(if this waypoint is not end waypoint) TourED show the position, distance of next waypoint with the leg to that waypoint and a small annotation of the leg if there is one</text:span></text:p>
        </text:list-item>
        <text:list-item>
          <text:p text:style-name="P8"><text:soft-page-break/><text:span text:style-name="T5">Tourist follow the leg</text:span></text:p>
        </text:list-item>
        <text:list-item>
          <text:p text:style-name="P8"><text:span text:style-name="T5">Tourist arrive at the next waypoint</text:span></text:p>
        </text:list-item>
        <text:list-item>
          <text:p text:style-name="P8"><text:span text:style-name="T5">repeat from 6 until the current waypoint is the end of the waypoint</text:span></text:p>
        </text:list-item>
        <text:list-item>
          <text:p text:style-name="P8"><text:span text:style-name="T5">TourED show annotations of the end waypoint</text:span></text:p>
        </text:list-item>
        <text:list-item>
          <text:p text:style-name="P8"><text:span text:style-name="T5">Tourist click 'exist'</text:span></text:p>
        </text:list-item>
      </text:list>
      <text:p text:style-name="Standard"><text:span text:style-name="T9">Extension 1</text:span></text:p>
      <text:list xml:id="list7719984574260035468" text:style-name="L16">
        <text:list-item>
          <text:p text:style-name="P15"><text:span text:style-name="T11">from 4: </text:span><text:span text:style-name="T5">Tourist didn't follow the route and have not gone far</text:span></text:p>
        </text:list-item>
        <text:list-item>
          <text:p text:style-name="P15"><text:span text:style-name="T5">TourED send notification with new route on it (device will shock or make sound)</text:span></text:p>
        </text:list-item>
        <text:list-item>
          <text:p text:style-name="P15"><text:span text:style-name="T5">Tourist <text:s/>see the notification</text:span></text:p>
        </text:list-item>
        <text:list-item>
          <text:p text:style-name="P15"><text:span text:style-name="T5">Back to 4 in main scenario</text:span></text:p>
        </text:list-item>
      </text:list>
      <text:p text:style-name="Standard"><text:span text:style-name="T9">Extension 2</text:span></text:p>
      <text:list xml:id="list4734646816751087544" text:style-name="L17">
        <text:list-item>
          <text:p text:style-name="P16"><text:span text:style-name="T11">from 4: </text:span><text:span text:style-name="T5">Tourist didn't follow the leg and have not gone far</text:span></text:p>
        </text:list-item>
        <text:list-item>
          <text:p text:style-name="P16"><text:span text:style-name="T5"><text:s/>TourED send notification with route back to leg (device will shock or make sound)</text:span></text:p>
        </text:list-item>
        <text:list-item>
          <text:p text:style-name="P16"><text:span text:style-name="T5">Tourist see the notify</text:span></text:p>
        </text:list-item>
        <text:list-item>
          <text:p text:style-name="P16"><text:span text:style-name="T5">Tourist go back to leg</text:span></text:p>
        </text:list-item>
        <text:list-item>
          <text:p text:style-name="P16"><text:span text:style-name="T5">Back to 9 in main scenario</text:span></text:p>
        </text:list-item>
      </text:list>
      <text:p text:style-name="Standard"><text:span text:style-name="T9">Extension 3</text:span></text:p>
      <text:list xml:id="list9062753949511948885" text:style-name="L18">
        <text:list-item>
          <text:p text:style-name="P17"><text:span text:style-name="T11">from 4: </text:span><text:span text:style-name="T5">Tourist didn't follow the route and have gone too far</text:span></text:p>
        </text:list-item>
        <text:list-item>
          <text:p text:style-name="P18"><text:soft-page-break/><text:span text:style-name="T5">TourED cancel the tour and send notification (device will shock or make sound)</text:span> </text:p>
        </text:list-item>
      </text:list>
      <text:p text:style-name="P14"><text:span text:style-name="T9">Extension </text:span><text:span text:style-name="T10">4</text:span></text:p>
      <text:list xml:id="list2156173683625947493" text:style-name="L19">
        <text:list-item>
          <text:p text:style-name="P19"><text:span text:style-name="T14">from 2: Tourist click 'Cancel'</text:span></text:p>
        </text:list-item>
        <text:list-item>
          <text:p text:style-name="P19"><text:span text:style-name="T14">back to browse tour mo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true" style:font-name-asian="宋体"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1pt" fo:language="en" fo:country="US" style:letter-kerning="true" style:font-name-asian="宋体"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7cm" fo:margin-right="0cm" fo:margin-top="0cm" fo:margin-bottom="0.353cm" loext:contextual-spacing="false" fo:line-height="200%" fo:text-align="start" style:justify-single-word="false" fo:orphans="2" fo:widows="2" fo:text-indent="0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cm" fo:margin-right="0cm" fo:margin-top="0.423cm" fo:margin-bottom="0.423cm" loext:contextual-spacing="false" fo:keep-together="always" fo:text-indent="0cm" style:auto-text-indent="false" fo:keep-with-next="always"/>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F"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cm" fo:margin-bottom="0.423cm" loext:contextual-spacing="false" fo:line-height="150%" fo:keep-together="always" fo:keep-with-next="always"/>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left="1.27cm" fo:margin-right="1.27cm" fo:margin-top="0cm" fo:margin-bottom="0cm" loext:contextual-spacing="false" fo:text-align="end" style:justify-single-word="false" fo:keep-together="always" fo:text-indent="0cm" style:auto-text-indent="false" fo:keep-with-next="always"/>
      <style:text-properties fo:color="#2e74b5" style:font-name="Calibri" fo:font-family="Calibri"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left="0cm" fo:margin-right="0cm" fo:margin-top="0cm" fo:margin-bottom="0cm" loext:contextual-spacing="false" fo:line-height="100%" fo:text-align="center" style:justify-single-word="false" fo:text-indent="0cm" style:auto-text-indent="false"/>
      <style:text-properties fo:color="#1f4e79" style:font-name="Calibri" fo:font-family="Calibri" style:font-family-generic="roman" style:font-pitch="variable" fo:font-size="28pt" fo:letter-spacing="normal" style:letter-kerning="true" style:font-name-asian="宋体" style:font-family-asian="宋体"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margin-left="1.27cm" fo:margin-right="0cm" fo:margin-top="0cm" fo:margin-bottom="0cm" loext:contextual-spacing="false" fo:line-height="100%" fo:text-align="start" style:justify-single-word="false" fo:orphans="2" fo:widows="2" fo:text-indent="0cm" style:auto-text-indent="false" style:writing-mode="lr-tb"/>
    </style:style>
    <style:style style:name="Footer" style:family="paragraph" style:parent-style-name="Standard" style:default-outline-level="" style:class="extra">
      <style:paragraph-properties fo:margin-left="0cm" fo:margin-right="0cm" fo:margin-top="0cm" fo:margin-bottom="0cm" loext:contextual-spacing="false" fo:line-height="100%" fo:text-indent="0cm" style:auto-text-indent="false">
        <style:tab-stops>
          <style:tab-stop style:position="8.255cm" style:type="center"/>
          <style:tab-stop style:position="16.51cm" style:type="right"/>
        </style:tab-stops>
      </style:paragraph-properties>
      <style:text-properties fo:color="#2e74b5"/>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style:text-properties fo:font-size="16pt" style:font-size-asian="16pt" style:language-asian="en" style:country-asian="US"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style>
    <style:style style:name="Subtitle" style:family="paragraph" style:parent-style-name="Heading" style:class="chapter"/>
    <style:style style:name="Default_20_Paragraph_20_Font" style:display-name="Default Paragraph Font" style:family="text"/>
    <style:style style:name="Title_20_Char" style:display-name="Title Char" style:family="text" style:parent-style-name="Default_20_Paragraph_20_Font">
      <style:text-properties fo:color="#1f4e79" style:font-name="Calibri" fo:font-family="Calibri" style:font-family-generic="roman" style:font-pitch="variable" fo:font-size="28pt" fo:letter-spacing="normal" style:letter-kerning="true" style:font-name-asian="宋体" style:font-family-asian="宋体" style:font-family-generic-asian="system" style:font-pitch-asian="variable" style:font-size-asian="28pt" style:font-name-complex="F"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F" style:font-family-generic-complex="system" style:font-pitch-complex="variable" style:font-size-complex="14pt"/>
    </style:style>
    <style:style style:name="Heading_20_2_20_Char" style:display-name="Heading 2 Char" style:family="text" style:parent-style-name="Default_20_Paragraph_20_Font">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F" style:font-family-generic-complex="system" style:font-pitch-complex="variable" style:font-size-complex="14pt"/>
    </style:style>
    <style:style style:name="No_20_Spacing_20_Char" style:display-name="No Spacing Char" style:family="text" style:parent-style-name="Default_20_Paragraph_20_Font"/>
    <style:style style:name="Heading_20_3_20_Char" style:display-name="Heading 3 Char" style:family="text" style:parent-style-name="Default_20_Paragraph_20_Font">
      <style:text-properties fo:color="#2e74b5" style:font-name="Calibri" fo:font-family="Calibri"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2pt"/>
    </style:style>
    <style:style style:name="Footer_20_Char" style:display-name="Footer Char" style:family="text" style:parent-style-name="Default_20_Paragraph_20_Font">
      <style:text-properties fo:color="#2e74b5"/>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6.51cm" style:rel-width="100%" fo:margin-left="0cm" fo:margin-top="0cm" fo:margin-bottom="0cm" table:align="left" style:writing-mode="lr-tb"/>
    </style:style>
    <style:style style:name="Table2.A" style:family="table-column">
      <style:table-column-properties style:column-width="7.502cm" style:rel-column-width="29779*"/>
    </style:style>
    <style:style style:name="Table2.B" style:family="table-column">
      <style:table-column-properties style:column-width="9.008cm" style:rel-column-width="35755*"/>
    </style:style>
    <style:style style:name="Table2.1" style:family="table-row">
      <style:table-row-properties fo:keep-together="auto"/>
    </style:style>
    <style:style style:name="Table2.A1" style:family="table-cell">
      <style:table-cell-properties fo:padding="0cm" fo:border="none"/>
    </style:style>
    <style:style style:name="MP1" style:family="paragraph" style:parent-style-name="Footer">
      <style:paragraph-properties fo:text-align="end" style:justify-single-word="false"/>
    </style:style>
    <style:style style:name="MT1" style:family="text">
      <style:text-properties style:font-name="Cambria" fo:font-size="11pt" style:font-name-asian="宋体" style:font-size-asian="11pt" style:font-name-complex="F" style:font-size-complex="11pt"/>
    </style:style>
    <style:style style:name="MT2" style:family="text"/>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fo:border="4.51pt solid #2e74b5" fo:padding-top="0.035cm" fo:padding-bottom="0.035cm" fo:padding-left="0.141cm" fo:padding-right="0.1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Footer">[Type here]<text:tab/>[Type here]<text:tab/>[Type here]</text:p>
      </style:footer>
    </style:master-page>
    <style:master-page style:name="Converted1" style:page-layout-name="Mpm1">
      <style:footer>
        <table:table table:name="Table2" table:style-name="Table2">
          <table:table-column table:style-name="Table2.A"/>
          <table:table-column table:style-name="Table2.B"/>
          <table:table-row table:style-name="Table2.1">
            <table:table-cell table:style-name="Table2.A1" office:value-type="string">
              <text:p text:style-name="Footer">Inf2C – Software Engineering. Coursework 1. Requirements Engineering |<text:span text:style-name="Heading_20_2_20_Char"><text:span text:style-name="MT1"> </text:span></text:span></text:p>
            </table:table-cell>
            <table:table-cell table:style-name="Table2.A1" office:value-type="string">
              <text:p text:style-name="MP1">Page <text:page-number style:num-format="1" text:select-page="current">10</text:page-number> of <text:s/><field:fieldmark-start text:name="__Fieldmark__228_32424564" field:type="SECTIONPAGES  \* Arabic  \* MERGEFORMAT"/><field:fieldmark-end/>9</text:p>
            </table:table-cell>
          </table:table-row>
        </table:table>
        <text:p text:style-name="Footer"/>
      </style:footer>
    </style:master-page>
    <style:master-page style:name="Converted2" style:page-layout-name="Mpm3" style:next-style-name="Converted1">
      <style:footer>
        <text:p text:style-name="Footer">Inf2C – Software Engineering. Coursework 1. Requirements Engineering | <text:span text:style-name="Placeholder_20_Text">[</text:span>Your Name<text:span text:style-name="Placeholder_20_Text">]</text:span><text:tab/>Page <text:page-number style:num-format="1" text:select-page="current">0</text:page-number> of <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2C – Software Engineering. Coursework 1. Requirements Engineering</dc:title>
    <dc:creator>Tianyu Wang</dc:creator>
    <meta:editing-cycles>6</meta:editing-cycles>
    <meta:creation-date>2017-10-11T16:38:00</meta:creation-date>
    <dc:date>2017-10-12T18:14:05.803311959</dc:date>
    <meta:editing-duration>PT36M35S</meta:editing-duration>
    <meta:generator>LibreOffice/5.0.6.2$Linux_X86_64 LibreOffice_project/00$Build-2</meta:generator>
    <meta:document-statistic meta:table-count="2" meta:image-count="0" meta:object-count="0" meta:page-count="12" meta:paragraph-count="125" meta:word-count="1285" meta:character-count="7235" meta:non-whitespace-character-count="61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40221229991</meta:user-defined>
    <meta:template xlink:type="simple" xlink:actuate="onRequest" xlink:title="Term paper" xlink:href=""/>
  </office:meta>
</office:document-meta>
</file>